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8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08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0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1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32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6" style:family="table-cell" style:parent-style-name="Excel_20_Built-in_20_Comma" style:data-style-name="N122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Obligaciones por Beneficios Definido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9"/>
          <table:table-cell table:style-name="ce18"/>
          <table:table-cell table:style-name="ce98"/>
          <table:table-cell table:style-name="ce110"/>
          <table:table-cell table:style-name="ce98"/>
          <table:table-cell table:style-name="ce119"/>
          <table:table-cell table:style-name="ce9"/>
          <table:table-cell table:style-name="ce19"/>
          <table:table-cell table:style-name="ce13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BS017" calcext:value-type="string">
            <text:p><text:s/>BS017 </text:p>
          </table:table-cell>
          <table:table-cell table:style-name="ce31" office:value-type="string" office:string-value="PROV. JUB. PATRONAL MAYOR A 10 AÑOS" calcext:value-type="string">
            <text:p><text:s/>PROV. JUB. PATRONAL MAYOR A 10 AÑOS </text:p>
          </table:table-cell>
          <table:table-cell table:style-name="ce26"/>
          <table:table-cell table:style-name="ce100" office:value-type="float" office:value="15857.78" calcext:value-type="float">
            <text:p>15,858</text:p>
          </table:table-cell>
          <table:table-cell table:style-name="ce111"/>
          <table:table-cell table:style-name="ce101"/>
          <table:table-cell table:style-name="ce120" table:formula="of:=[.D10]+[.E10]-[.F10]" office:value-type="float" office:value="15857.78" calcext:value-type="float">
            <text:p>15,858</text:p>
          </table:table-cell>
          <table:table-cell table:style-name="ce10" office:value-type="string" office:string-value="BS017" calcext:value-type="string">
            <text:p><text:s/>BS017 </text:p>
          </table:table-cell>
          <table:table-cell table:style-name="ce31" office:value-type="string" office:string-value="PROV. JUB. PATRONAL MAYOR A 10 AÑOS" calcext:value-type="string">
            <text:p><text:s/>PROV. JUB. PATRONAL MAYOR A 10 AÑOS </text:p>
          </table:table-cell>
          <table:table-cell table:style-name="ce131" office:value-type="float" office:value="15857.78" calcext:value-type="float">
            <text:p>15,858</text:p>
          </table:table-cell>
          <table:table-cell table:style-name="ce155" table:formula="of:=+[.G10]-[.J10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BS018" calcext:value-type="string">
            <text:p><text:s/>BS018 </text:p>
          </table:table-cell>
          <table:table-cell table:style-name="ce31" office:value-type="string" office:string-value="PROV. JUB. PATRONAL MENOR A 10 AÑOS" calcext:value-type="string">
            <text:p><text:s/>PROV. JUB. PATRONAL MENOR A 10 AÑOS </text:p>
          </table:table-cell>
          <table:table-cell table:style-name="ce34"/>
          <table:table-cell table:style-name="ce101" office:value-type="float" office:value="6957.81" calcext:value-type="float">
            <text:p>6,958</text:p>
          </table:table-cell>
          <table:table-cell table:style-name="ce111"/>
          <table:table-cell table:style-name="ce101"/>
          <table:table-cell table:style-name="ce120" table:formula="of:=[.D11]+[.E11]-[.F11]" office:value-type="float" office:value="6957.81" calcext:value-type="float">
            <text:p>6,958</text:p>
          </table:table-cell>
          <table:table-cell table:style-name="ce10" office:value-type="string" office:string-value="BS018" calcext:value-type="string">
            <text:p><text:s/>BS018 </text:p>
          </table:table-cell>
          <table:table-cell table:style-name="ce31" office:value-type="string" office:string-value="PROV. JUB. PATRONAL MENOR A 10 AÑOS" calcext:value-type="string">
            <text:p><text:s/>PROV. JUB. PATRONAL MENOR A 10 AÑOS </text:p>
          </table:table-cell>
          <table:table-cell table:style-name="ce101" office:value-type="float" office:value="6957.81" calcext:value-type="float">
            <text:p>6,958</text:p>
          </table:table-cell>
          <table:table-cell table:style-name="ce155" table:formula="of:=+[.G11]-[.J11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BS019" calcext:value-type="string">
            <text:p><text:s/>BS019 </text:p>
          </table:table-cell>
          <table:table-cell table:style-name="ce31" office:value-type="string" office:string-value="PROV. BONIFICACION POR DESAHUCIO" calcext:value-type="string">
            <text:p><text:s/>PROV. BONIFICACION POR DESAHUCIO </text:p>
          </table:table-cell>
          <table:table-cell table:style-name="ce34"/>
          <table:table-cell table:style-name="ce101" office:value-type="float" office:value="18816.26" calcext:value-type="float">
            <text:p>18,816</text:p>
          </table:table-cell>
          <table:table-cell table:style-name="ce111"/>
          <table:table-cell table:style-name="ce101"/>
          <table:table-cell table:style-name="ce120" table:formula="of:=[.D12]+[.E12]-[.F12]" office:value-type="float" office:value="18816.26" calcext:value-type="float">
            <text:p>18,816</text:p>
          </table:table-cell>
          <table:table-cell table:style-name="ce10" office:value-type="string" office:string-value="BS019" calcext:value-type="string">
            <text:p><text:s/>BS019 </text:p>
          </table:table-cell>
          <table:table-cell table:style-name="ce31" office:value-type="string" office:string-value="PROV. BONIFICACION POR DESAHUCIO" calcext:value-type="string">
            <text:p><text:s/>PROV. BONIFICACION POR DESAHUCIO </text:p>
          </table:table-cell>
          <table:table-cell table:style-name="ce101" office:value-type="float" office:value="18816.26" calcext:value-type="float">
            <text:p>18,816</text:p>
          </table:table-cell>
          <table:table-cell table:style-name="ce155" table:formula="of:=+[.G12]-[.J12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1"/>
          <table:table-cell table:style-name="ce111"/>
          <table:table-cell table:style-name="ce101"/>
          <table:table-cell table:style-name="ce120" table:formula="of:=[.D13]+[.E13]-[.F13]" office:value-type="float" office:value="0" calcext:value-type="float">
            <text:p>0</text:p>
          </table:table-cell>
          <table:table-cell table:style-name="ce10"/>
          <table:table-cell table:style-name="ce31"/>
          <table:table-cell table:style-name="ce101"/>
          <table:table-cell table:style-name="ce155" table:formula="of:=+[.G13]-[.J13]" office:value-type="float" office:value="0" calcext:value-type="float">
            <text:p>- 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40"/>
          <table:table-cell table:style-name="ce36"/>
          <table:table-cell table:style-name="ce102" table:number-columns-repeated="3"/>
          <table:table-cell table:style-name="ce121"/>
          <table:table-cell table:style-name="ce11"/>
          <table:table-cell table:style-name="ce40"/>
          <table:table-cell table:style-name="ce132"/>
          <table:table-cell table:style-name="ce15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3" table:formula="of:=SUM([.D9:.D14])" office:value-type="float" office:value="41631.85" calcext:value-type="float">
            <text:p>41,632</text:p>
          </table:table-cell>
          <table:table-cell table:style-name="ce103" table:formula="of:=SUM([.E9:.E14])" office:value-type="float" office:value="0" calcext:value-type="float">
            <text:p>0</text:p>
          </table:table-cell>
          <table:table-cell table:style-name="ce103" table:formula="of:=SUM([.F9:.F14])" office:value-type="float" office:value="0" calcext:value-type="float">
            <text:p>0</text:p>
          </table:table-cell>
          <table:table-cell table:style-name="ce103" table:formula="of:=SUM([.G9:.G14])" office:value-type="float" office:value="41631.85" calcext:value-type="float">
            <text:p>41,632</text:p>
          </table:table-cell>
          <table:table-cell table:style-name="ce43" table:number-columns-repeated="2"/>
          <table:table-cell table:style-name="ce103" table:formula="of:=SUM([.J9:.J14])" office:value-type="float" office:value="41631.85" calcext:value-type="float">
            <text:p>41,632</text:p>
          </table:table-cell>
          <table:table-cell table:style-name="ce157" table:formula="of:=SUM([.K9:.K14])" office:value-type="float" office:value="0" calcext:value-type="float">
            <text:p>- 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106"/>
          <table:table-cell table:style-name="ce115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Jubilación Patronal</text:p>
          </table:table-cell>
          <table:table-cell table:style-name="ce57"/>
          <table:table-cell table:style-name="ce107" table:formula="of:=SUM([.G10:.G11])" office:value-type="float" office:value="22815.59" calcext:value-type="float">
            <text:p>22,816</text:p>
          </table:table-cell>
          <table:table-cell table:style-name="ce107" table:formula="of:=SUM([.J10:.J11])" office:value-type="float" office:value="22815.59" calcext:value-type="float">
            <text:p>22,816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Bonificación por Desahucio</text:p>
          </table:table-cell>
          <table:table-cell table:style-name="ce57"/>
          <table:table-cell table:style-name="ce107" table:formula="of:=[.G12]" office:value-type="float" office:value="18816.26" calcext:value-type="float">
            <text:p>18,816</text:p>
          </table:table-cell>
          <table:table-cell table:style-name="ce107" table:formula="of:=[.J12]" office:value-type="float" office:value="18816.26" calcext:value-type="float">
            <text:p>18,816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08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3" table:formula="of:=+SUM([.D20:.D22])" office:value-type="float" office:value="41631.85" calcext:value-type="float">
            <text:p>41,632</text:p>
          </table:table-cell>
          <table:table-cell table:style-name="ce103" table:formula="of:=+SUM([.E20:.E22])" office:value-type="float" office:value="41631.85" calcext:value-type="float">
            <text:p>41,63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percentage-style style:name="N136">
      <number:number number:decimal-places="2" loext:min-decimal-places="2" number:min-integer-digits="1"/>
      <number:text> %</number:text>
    </number:percentage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percentage-style style:name="N140">
      <number:number number:decimal-places="0" loext:min-decimal-places="0" number:min-integer-digits="1"/>
      <number:text> %</number:text>
    </number:percentage-style>
    <number:percentage-style style:name="N141">
      <number:number number:decimal-places="1" loext:min-decimal-places="1" number:min-integer-digits="1"/>
      <number:text>%</number:text>
    </number:percentage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loext:min-decimal-places="0" number:min-integer-digits="1" number:grouping="true"/>
      <number:text> </number:text>
    </number:number-style>
    <number:number-style style:name="N14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date-style style:name="N149">
      <number:day number:style="long"/>
      <number:text>-</number:text>
      <number:month number:textual="true"/>
      <number:text>-</number:text>
      <number:year number:style="long"/>
    </number:date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">
      <number:text>-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1"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time-style style:name="N152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number:text>-</number:text>
      <number:number number:decimal-places="2" loext:min-decimal-places="2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text>$</number:text>
      <number:number number:decimal-places="2" loext:min-decimal-places="2" number:min-integer-digits="1" number:grouping="true"/>
    </number:number-style>
    <number:number-style style:name="N154">
      <number:text>-$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2:49:32.8217696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4T12:52:55.999807970</dc:date>
    <meta:editing-cycles>7</meta:editing-cycles>
    <meta:editing-duration>PT1H</meta:editing-duration>
    <meta:document-statistic meta:table-count="1" meta:cell-count="83" meta:object-count="0"/>
  </office:meta>
</office:document-meta>
</file>